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he preprint was offered to at least four Journals from July 2021 onwards with subsequent rejections.</text:p>
      <text:p text:style-name="Standard"/>
      <text:p text:style-name="Standard">It is now clear to me that our competitive heros will scan these for good ideas! I was too trusting in the referee system and too slow to realize that the best way to publish is on a web archive.</text:p>
      <text:p text:style-name="Standard"/>
      <text:p text:style-name="Standard">This paper due to one of our greatest heros was dated October 2021...</text:p>
      <text:p text:style-name="Standard"/>
      <text:p text:style-name="Standard"><text:a xlink:type="simple" xlink:href="https://journals.aps.org/prd/abstract/10.1103/PhysRevD.104.084046">Link to the new approach using the spherical metric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37S</meta:editing-duration>
    <meta:editing-cycles>7</meta:editing-cycles>
    <meta:generator>OpenOffice.org/3.3$Win32 OpenOffice.org_project/330m20$Build-9567</meta:generator>
    <dc:date>2021-11-28T09:18:02.34</dc:date>
    <dc:creator>Stephen Abbott</dc:creator>
    <meta:document-statistic meta:table-count="0" meta:image-count="0" meta:object-count="0" meta:page-count="1" meta:paragraph-count="4" meta:word-count="78" meta:character-count="416"/>
    <meta:user-defined meta:name="Info 1"/>
    <meta:user-defined meta:name="Info 2"/>
    <meta:user-defined meta:name="Info 3"/>
    <meta:user-defined meta:name="Info 4"/>
  </office:meta>
</office:document-meta>
</file>